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729cm" fo:min-width="3.813cm"/>
    </style:style>
    <style:style style:name="gr2" style:family="graphic" style:parent-style-name="standard">
      <style:graphic-properties draw:textarea-horizontal-align="justify" draw:textarea-vertical-align="middle" draw:auto-grow-height="false" fo:min-height="0.184cm" fo:min-width="5.915cm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816cm" fo:min-width="1.204cm"/>
    </style:style>
    <style:style style:name="gr4" style:family="graphic" style:parent-style-name="standard">
      <style:graphic-properties draw:stroke="none" svg:stroke-color="#000000" draw:fill="none" draw:fill-color="#ffffff" fo:min-height="0.474cm"/>
    </style:style>
    <style:style style:name="gr5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47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289cm" fo:min-width="0.166cm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1.132cm" fo:min-width="0.806cm"/>
    </style:style>
    <style:style style:name="gr11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5cm" draw:marker-end="Line_20_Arrow" draw:marker-end-width="0.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294cm" fo:min-width="0.08cm"/>
    </style:style>
    <style:style style:name="gr14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497cm" fo:min-width="1.247cm"/>
    </style:style>
    <style:style style:name="gr16" style:family="graphic" style:parent-style-name="standard">
      <style:graphic-properties draw:stroke="none" svg:stroke-color="#000000" draw:fill="none" draw:fill-color="#ffffff" fo:min-height="1.426cm"/>
    </style:style>
    <style:style style:name="gr17" style:family="graphic" style:parent-style-name="standard">
      <style:graphic-properties draw:stroke="none" svg:stroke-color="#000000" draw:fill="none" draw:fill-color="#ffffff" fo:min-height="0.676cm"/>
    </style:style>
    <style:style style:name="gr18" style:family="graphic" style:parent-style-name="standard">
      <style:graphic-properties draw:stroke="none" svg:stroke-color="#000000" draw:fill="none" draw:fill-color="#ffffff" fo:min-height="0.871cm"/>
    </style:style>
    <style:style style:name="gr19" style:family="graphic" style:parent-style-name="standard">
      <style:graphic-properties draw:stroke="none" svg:stroke-color="#000000" draw:fill="none" draw:fill-color="#ffffff" fo:min-height="2.572cm"/>
    </style:style>
    <style:style style:name="gr20" style:family="graphic" style:parent-style-name="standard">
      <style:graphic-properties draw:stroke="none" svg:stroke-color="#000000" draw:fill="none" draw:fill-color="#ffffff" fo:min-height="1.557cm"/>
    </style:style>
    <style:style style:name="gr21" style:family="graphic" style:parent-style-name="standard">
      <style:graphic-properties draw:stroke="none" svg:stroke-color="#000000" draw:fill="none" draw:fill-color="#ffffff" fo:min-height="1.893cm"/>
    </style:style>
    <style:style style:name="gr22" style:family="graphic" style:parent-style-name="objectwithoutfill">
      <style:graphic-properties draw:stroke="dash" draw:stroke-dash="Fine_20_Dashed"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14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6" style:family="graphic" style:parent-style-name="objectwithoutfill">
      <style:graphic-properties draw:stroke="dash" draw:stroke-dash="Ultrafine_20_Dashed" svg:stroke-width="0.15cm" svg:stroke-color="#ff3333" draw:marker-start-width="0.655cm" draw:marker-end-width="0.655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fo:min-height="2.073cm"/>
    </style:style>
    <style:style style:name="gr28" style:family="graphic" style:parent-style-name="standard">
      <style:graphic-properties draw:stroke="none" svg:stroke-color="#000000" draw:fill="none" draw:fill-color="#ffffff" fo:min-height="0.71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.18cm" fo:min-width="0cm"/>
    </style:style>
    <style:style style:name="gr30" style:family="graphic" style:parent-style-name="standard">
      <style:graphic-properties draw:stroke="none" svg:stroke-color="#000000" draw:fill="none" draw:fill-color="#ffffff" fo:min-height="1.525cm"/>
    </style:style>
    <style:style style:name="gr31" style:family="graphic" style:parent-style-name="standard">
      <style:graphic-properties draw:stroke="none" svg:stroke-color="#000000" draw:fill="none" draw:fill-color="#ffffff" fo:min-height="0.524cm"/>
    </style:style>
    <style:style style:name="gr32" style:family="graphic" style:parent-style-name="standard">
      <style:graphic-properties draw:stroke="none" svg:stroke-color="#000000" draw:fill="none" draw:fill-color="#ffffff" fo:min-height="1.943cm"/>
    </style:style>
    <style:style style:name="gr33" style:family="graphic" style:parent-style-name="standard">
      <style:graphic-properties draw:textarea-horizontal-align="justify" draw:textarea-vertical-align="middle" draw:auto-grow-height="false" fo:min-height="0.147cm" fo:min-width="0.082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151cm" fo:min-width="0.034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147cm" fo:min-width="0.082cm"/>
    </style:style>
    <style:style style:name="gr37" style:family="graphic" style:parent-style-name="standard">
      <style:graphic-properties draw:stroke="none" svg:stroke-color="#000000" draw:fill="none" draw:fill-color="#ffffff" fo:min-height="0.492cm"/>
    </style:style>
    <style:style style:name="gr38" style:family="graphic" style:parent-style-name="standard">
      <style:graphic-properties draw:stroke="none" svg:stroke-color="#000000" draw:fill="none" draw:fill-color="#ffffff" fo:min-height="0.525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3cm" svg:height="0.979cm" svg:x="21.747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15cm" svg:height="0.434cm" svg:x="15.368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04cm" svg:height="2.066cm" svg:x="13.592cm" svg:y="12.687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4cm" svg:x="21.961cm" svg:y="11.181cm">
          <draw:text-box>
            <text:p><text:span text:style-name="T1">Bog Garden</text:span></text:p>
          </draw:text-box>
        </draw:frame>
        <draw:line draw:style-name="gr5" draw:text-style-name="P6" draw:layer="layout" svg:x1="26.063cm" svg:y1="12.468cm" svg:x2="22.067cm" svg:y2="12.639cm">
          <text:p/>
        </draw:line>
        <draw:frame draw:style-name="gr6" draw:text-style-name="P5" draw:layer="layout" svg:width="2.996cm" svg:height="1.197cm" svg:x="14.41cm" svg:y="16.474cm">
          <draw:text-box>
            <text:p><text:span text:style-name="T2">Pump 1</text:span></text:p>
            <text:p><text:span text:style-name="T1">Variable</text:span></text:p>
          </draw:text-box>
        </draw:frame>
        <draw:custom-shape draw:style-name="gr7" draw:text-style-name="P7" draw:layer="layout" svg:width="0.942cm" svg:height="0.761cm" svg:x="15.368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609cm" svg:y1="14.114cm" svg:x2="12.352cm" svg:y2="14.3cm">
          <text:p/>
        </draw:line>
        <draw:line draw:style-name="gr8" draw:text-style-name="P6" draw:layer="layout" svg:x1="12.396cm" svg:y1="14.317cm" svg:x2="12.267cm" svg:y2="15.852cm">
          <text:p/>
        </draw:line>
        <draw:line draw:style-name="gr8" draw:text-style-name="P6" draw:layer="layout" svg:x1="15.37cm" svg:y1="15.898cm" svg:x2="12.316cm" svg:y2="15.815cm">
          <text:p/>
        </draw:line>
        <draw:line draw:style-name="gr8" draw:text-style-name="P6" draw:layer="layout" svg:x1="27.475cm" svg:y1="14.214cm" svg:x2="16.31cm" svg:y2="15.891cm">
          <text:p/>
        </draw:line>
        <draw:line draw:style-name="gr8" draw:text-style-name="P6" draw:layer="layout" svg:x1="27.437cm" svg:y1="14.245cm" svg:x2="27.436cm" svg:y2="12.453cm">
          <text:p/>
        </draw:line>
        <draw:line draw:style-name="gr8" draw:text-style-name="P6" draw:layer="layout" svg:x1="27.401cm" svg:y1="12.505cm" svg:x2="26.063cm" svg:y2="12.468cm">
          <text:p/>
        </draw:line>
        <draw:line draw:style-name="gr9" draw:text-style-name="P6" draw:layer="layout" svg:x1="1.323cm" svg:y1="4.974cm" svg:x2="9.684cm" svg:y2="4.974cm">
          <text:p/>
        </draw:line>
        <draw:g>
          <draw:custom-shape draw:style-name="gr10" draw:text-style-name="P2" draw:layer="layout" svg:width="1.305cm" svg:height="2.21cm" svg:x="1.88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3.982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line draw:style-name="gr11" draw:text-style-name="P6" draw:layer="layout" svg:x1="2.505cm" svg:y1="6.553cm" svg:x2="2.51cm" svg:y2="7.39cm">
              <text:p/>
            </draw:line>
            <draw:line draw:style-name="gr11" draw:text-style-name="P6" draw:layer="layout" svg:x1="4.673cm" svg:y1="6.558cm" svg:x2="4.68cm" svg:y2="7.336cm">
              <text:p/>
            </draw:line>
            <draw:line draw:style-name="gr11" draw:text-style-name="P6" draw:layer="layout" svg:x1="6.935cm" svg:y1="6.55cm" svg:x2="6.935cm" svg:y2="7.313cm">
              <text:p/>
            </draw:line>
            <draw:line draw:style-name="gr11" draw:text-style-name="P6" draw:layer="layout" svg:x1="9.077cm" svg:y1="6.555cm" svg:x2="9.081cm" svg:y2="7.322cm">
              <text:p/>
            </draw:line>
            <draw:line draw:style-name="gr11" draw:text-style-name="P6" draw:layer="layout" svg:x1="10.397cm" svg:y1="7.314cm" svg:x2="2.51cm" svg:y2="7.349cm">
              <text:p/>
            </draw:line>
          </draw:g>
        </draw:g>
        <draw:g>
          <draw:custom-shape draw:style-name="gr10" draw:text-style-name="P2" draw:layer="layout" svg:width="1.305cm" svg:height="2.21cm" svg:x="6.265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8.367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11" draw:text-style-name="P6" draw:layer="layout" svg:x1="10.35cm" svg:y1="7.348cm" svg:x2="10.35cm" svg:y2="11.475cm">
          <text:p/>
        </draw:line>
        <draw:line draw:style-name="gr11" draw:text-style-name="P6" draw:layer="layout" svg:x1="8.572cm" svg:y1="11.456cm" svg:x2="14.462cm" svg:y2="11.475cm">
          <text:p/>
        </draw:line>
        <draw:line draw:style-name="gr12" draw:text-style-name="P6" draw:layer="layout" svg:x1="14.416cm" svg:y1="11.475cm" svg:x2="14.421cm" svg:y2="12.382cm">
          <text:p/>
        </draw:line>
        <draw:custom-shape draw:style-name="gr13" draw:text-style-name="P3" draw:layer="layout" svg:width="0.82cm" svg:height="0.768cm" svg:x="9.975cm" svg:y="9.128cm">
          <text:p text:style-name="P2"><text:span text:style-name="T1">Pump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937cm" svg:y1="12.912cm" svg:x2="8.609cm" svg:y2="11.432cm">
          <text:p/>
        </draw:line>
        <draw:custom-shape draw:style-name="gr14" draw:text-style-name="P3" draw:layer="layout" svg:width="0.19cm" svg:height="0.27cm" svg:x="7.839cm" svg:y="12.887cm">
          <text:p text:style-name="P2"><text:span text:style-name="T1">Garden Tap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27cm" svg:y1="4.921cm" svg:x2="2.408cm" svg:y2="15.901cm">
          <text:p/>
        </draw:line>
        <draw:custom-shape draw:style-name="gr15" draw:text-style-name="P8" draw:layer="layout" svg:width="1.747cm" svg:height="1.747cm" svg:x="1.64cm" svg:y="15.901cm">
          <text:p text:style-name="P2"><text:span text:style-name="T1">Soak awa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49cm" svg:height="1.676cm" svg:x="2.431cm" svg:y="13.425cm">
          <draw:text-box>
            <text:p><text:span text:style-name="T1">Water But Overflow</text:span></text:p>
          </draw:text-box>
        </draw:frame>
        <draw:frame draw:style-name="gr17" draw:text-style-name="P9" draw:layer="layout" svg:width="7.17cm" svg:height="0.926cm" svg:x="10.345cm" svg:y="0.767cm">
          <draw:text-box>
            <text:p><text:span text:style-name="T3">Outline of Water System</text:span></text:p>
          </draw:text-box>
        </draw:frame>
        <draw:frame draw:style-name="gr18" draw:text-style-name="P10" draw:layer="layout" svg:width="6.059cm" svg:height="1.121cm" svg:x="2.726cm" svg:y="2.408cm">
          <draw:text-box>
            <text:p text:style-name="P2"><text:span text:style-name="T1">Water But Storage System</text:span></text:p>
            <text:p text:style-name="P2"><text:span text:style-name="T4">Collection system not shown</text:span></text:p>
          </draw:text-box>
        </draw:frame>
        <draw:frame draw:style-name="gr19" draw:text-style-name="P5" draw:layer="Instrumentation" svg:width="6.664cm" svg:height="2.822cm" svg:x="12.341cm" svg:y="2.244cm">
          <draw:text-box>
            <text:p text:style-name="P2"><text:span text:style-name="T2">Water buts.</text:span></text:p>
            <text:p><text:span text:style-name="T1">Maximum water level controlled by overflow.</text:span></text:p>
            <text:p><text:span text:style-name="T1">Minimum level requires <text:s/>closure of water supply from the buts.</text:span></text:p>
          </draw:text-box>
        </draw:frame>
        <draw:frame draw:style-name="gr20" draw:text-style-name="P5" draw:layer="Instrumentation" svg:width="6.501cm" svg:height="1.807cm" svg:x="12.278cm" svg:y="8.616cm">
          <draw:text-box>
            <text:p><text:span text:style-name="T2">Pump 2</text:span><text:span text:style-name="T1"> supplies <text:s/>either Garden taps and/or river system top-up, via divert valve.</text:span></text:p>
          </draw:text-box>
        </draw:frame>
        <draw:frame draw:style-name="gr21" draw:text-style-name="P5" draw:layer="Instrumentation" svg:width="9.631cm" svg:height="2.143cm" svg:x="17.383cm" svg:y="16.431cm">
          <draw:text-box>
            <text:p><text:span text:style-name="T1">River flow and depth controlled by pump. <text:s/>Sump top-up called when sump level is too low.</text:span></text:p>
            <text:p><text:span text:style-name="T1">Overflow <text:s/>level either diverted to Soak away or to top-up water buts.</text:span></text:p>
          </draw:text-box>
        </draw:frame>
        <draw:line draw:style-name="gr22" draw:text-style-name="P11" draw:layer="layout" svg:x1="2.487cm" svg:y1="3.863cm" svg:x2="11.774cm" svg:y2="3.89cm">
          <text:p/>
        </draw:line>
        <draw:line draw:style-name="gr22" draw:text-style-name="P11" draw:layer="layout" svg:x1="11.88cm" svg:y1="3.916cm" svg:x2="11.827cm" svg:y2="12.885cm">
          <text:p/>
        </draw:line>
        <draw:line draw:style-name="gr22" draw:text-style-name="P11" draw:layer="layout" svg:x1="10.519cm" svg:y1="12.896cm" svg:x2="13.531cm" svg:y2="12.87cm">
          <text:p/>
        </draw:line>
        <draw:line draw:style-name="gr22" draw:text-style-name="P11" draw:layer="layout" svg:x1="2.54cm" svg:y1="4.604cm" svg:x2="2.551cm" svg:y2="3.848cm">
          <text:p/>
        </draw:line>
        <draw:line draw:style-name="gr22" draw:text-style-name="P11" draw:layer="layout" svg:x1="4.649cm" svg:y1="4.674cm" svg:x2="4.66cm" svg:y2="3.918cm">
          <text:p/>
        </draw:line>
        <draw:line draw:style-name="gr22" draw:text-style-name="P11" draw:layer="layout" svg:x1="6.898cm" svg:y1="4.646cm" svg:x2="6.909cm" svg:y2="3.89cm">
          <text:p/>
        </draw:line>
        <draw:line draw:style-name="gr22" draw:text-style-name="P11" draw:layer="layout" svg:x1="9.014cm" svg:y1="4.647cm" svg:x2="9.025cm" svg:y2="3.891cm">
          <text:p/>
        </draw:line>
        <draw:custom-shape draw:style-name="gr13" draw:text-style-name="P3" draw:layer="layout" svg:width="0.82cm" svg:height="0.768cm" svg:x="11.496cm" svg:y="6.96cm">
          <text:p text:style-name="P2"><text:span text:style-name="T1">Pump 3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Instrumentation" svg:width="2.563cm" svg:height="1.197cm" svg:x="10.021cm" svg:y="13.694cm">
          <draw:text-box>
            <text:p><text:span text:style-name="T1">Non return</text:span></text:p>
            <text:p><text:span text:style-name="T1">valve</text:span></text:p>
          </draw:text-box>
        </draw:frame>
        <draw:custom-shape draw:style-name="gr23" draw:text-style-name="P12" draw:layer="Instrumentation" svg:width="0.477cm" svg:height="0.45cm" svg:x="10.107cm" svg:y="7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Instrumentation" svg:width="0.404cm" svg:height="0.666cm" draw:transform="rotate (1.83259571459405) translate (20.184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Instrumentation" svg:width="0.333cm" svg:height="0.862cm" draw:transform="rotate (1.58790055346444) translate (17.809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" draw:text-style-name="P6" draw:layer="layout" svg:x1="7.905cm" svg:y1="10.422cm" svg:x2="10.358cm" svg:y2="10.39cm">
          <text:p/>
        </draw:line>
        <draw:frame draw:style-name="gr27" draw:text-style-name="P10" draw:layer="layout" svg:width="3.969cm" svg:height="2.323cm" svg:x="3.937cm" svg:y="8.777cm">
          <draw:text-box>
            <text:p text:style-name="P3"><text:span text:style-name="T1">Manual Mains water supply for river &amp; taps</text:span><text:span text:style-name="T1"> emergency top-up</text:span></text:p>
          </draw:text-box>
        </draw:frame>
        <draw:frame draw:style-name="gr28" draw:text-style-name="P14" draw:layer="layout" svg:width="0.839cm" svg:height="0.96cm" svg:x="8.616cm" svg:y="9.874cm">
          <draw:text-box>
            <text:p text:style-name="P13"><text:span text:style-name="T5">x</text:span></text:p>
          </draw:text-box>
        </draw:frame>
        <draw:custom-shape draw:style-name="gr29" draw:text-style-name="P15" draw:layer="Instrumentation" svg:width="0.661cm" svg:height="0.608cm" svg:x="10.027cm" svg:y="11.13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Instrumentation" svg:width="7.873cm" svg:height="1.775cm" svg:x="13.391cm" svg:y="5.937cm">
          <draw:text-box>
            <text:p text:style-name="P16"><text:span text:style-name="T2">Pump 3.</text:span></text:p>
            <text:p text:style-name="P16"><text:span text:style-name="T6">May be required to lift river flood water into buts after heavy rain.</text:span></text:p>
          </draw:text-box>
        </draw:frame>
        <draw:line draw:style-name="gr22" draw:text-style-name="P11" draw:layer="layout" svg:x1="3.098cm" svg:y1="15.908cm" svg:x2="10.519cm" svg:y2="12.907cm">
          <text:p/>
        </draw:line>
        <draw:custom-shape draw:style-name="gr29" draw:text-style-name="P15" draw:layer="Instrumentation" svg:width="0.661cm" svg:height="0.608cm" svg:x="11.479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Instrumentation" svg:width="0.661cm" svg:height="0.608cm" svg:x="4.2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" draw:layer="Instrumentation" svg:width="2.936cm" svg:height="0.774cm" svg:x="4.905cm" svg:y="18.747cm">
          <draw:text-box>
            <text:p text:style-name="P18"><text:span text:style-name="T1">= Divert vale</text:span></text:p>
          </draw:text-box>
        </draw:frame>
        <draw:line draw:style-name="gr22" draw:text-style-name="P11" draw:layer="layout" svg:x1="27.394cm" svg:y1="5.388cm" svg:x2="27.434cm" svg:y2="12.483cm">
          <text:p/>
        </draw:line>
        <draw:line draw:style-name="gr22" draw:text-style-name="P11" draw:layer="layout" svg:x1="11.81cm" svg:y1="5.453cm" svg:x2="27.394cm" svg:y2="5.388cm">
          <text:p/>
        </draw:line>
        <draw:frame draw:style-name="gr32" draw:text-style-name="P5" draw:layer="layout" svg:width="3.097cm" svg:height="2.193cm" svg:x="24.264cm" svg:y="5.615cm">
          <draw:text-box>
            <text:p text:style-name="P18"><text:span text:style-name="T1">Alternative route for river flood water to buts.</text:span></text:p>
          </draw:text-box>
        </draw:frame>
        <draw:custom-shape draw:style-name="gr29" draw:text-style-name="P15" draw:layer="Instrumentation" svg:width="0.661cm" svg:height="0.608cm" svg:x="27.064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Instrumentation" svg:width="0.582cm" svg:height="0.397cm" draw:transform="rotate (1.58790055346444) translate (22.997cm 5.716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Instrumentation" svg:width="0.582cm" svg:height="0.397cm" draw:transform="rotate (-3.14159265358979) translate (12.215cm 6.523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9" draw:layer="Instrumentation" svg:width="0.8cm" svg:height="0.4cm" svg:x="12.778cm" svg:y="12.64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5" draw:text-style-name="P6" draw:layer="Instrumentation" svg:x1="12.326cm" svg:y1="13.777cm" svg:x2="13.133cm" svg:y2="13.035cm">
          <text:p/>
        </draw:line>
        <draw:custom-shape draw:style-name="gr36" draw:text-style-name="P12" draw:layer="Instrumentation" svg:width="0.582cm" svg:height="0.397cm" draw:transform="rotate (-3.14159265358979) translate (4.826cm 20.236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5" draw:layer="Instrumentation" svg:width="3.807cm" svg:height="0.742cm" svg:x="4.873cm" svg:y="19.586cm">
          <draw:text-box>
            <text:p text:style-name="P18"><text:span text:style-name="T1">= Non return vale</text:span></text:p>
          </draw:text-box>
        </draw:frame>
        <draw:frame draw:style-name="gr38" draw:text-style-name="P21" draw:layer="layout" svg:width="5.195cm" svg:height="0.775cm" svg:x="23.296cm" svg:y="1cm">
          <draw:text-box>
            <text:p text:style-name="P20"><text:span text:style-name="T7">Version 1 (6th May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ff" draw:end-color="#9999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sic outline of System</svg:title>
        <svg:desc>Major components of the WMT water and river system</svg:desc>
      </draw:layer>
      <draw:layer draw:name="background"/>
      <draw:layer draw:name="backgroundobjects"/>
      <draw:layer draw:name="controls"/>
      <draw:layer draw:name="measurelines"/>
      <draw:layer draw:name="Instrumentation">
        <svg:title>Instrument Controls</svg:title>
        <svg:desc>Items required for control of the System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ve Wills</meta:initial-creator>
    <meta:creation-date>2017-05-06T12:22:22.583453972</meta:creation-date>
    <dc:date>2017-05-06T19:47:50.903552212</dc:date>
    <dc:creator>Clive Wills</dc:creator>
    <meta:editing-duration>PT1H18M41S</meta:editing-duration>
    <meta:editing-cycles>7</meta:editing-cycles>
    <meta:generator>LibreOffice/5.0.3.2$Linux_X86_64 LibreOffice_project/00m0$Build-2</meta:generator>
    <meta:document-statistic meta:object-count="72"/>
  </office:meta>
</office:document-meta>
</file>